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nishStemmer.r_undou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nishStemmer.r_consonant_pai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anishStemmer.copy_from( Danish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nishStemmer.stem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nishStemmer.r_other_suffix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anishStemmer.r_mark_region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DanishStemmer.r_main_suffix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